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bd613" officeooo:paragraph-rsid="002c3a45"/>
    </style:style>
    <style:style style:name="P2" style:family="paragraph" style:parent-style-name="Standard">
      <style:paragraph-properties fo:text-align="start" style:justify-single-word="false"/>
      <style:text-properties fo:font-weight="normal" officeooo:rsid="000bd613" officeooo:paragraph-rsid="002c3a45" style:font-weight-asian="normal" style:font-weight-complex="normal"/>
    </style:style>
    <style:style style:name="P3" style:family="paragraph" style:parent-style-name="Standard">
      <style:paragraph-properties fo:text-align="start" style:justify-single-word="false"/>
      <style:text-properties fo:font-weight="normal" officeooo:rsid="0013279c" officeooo:paragraph-rsid="002c3a45" style:font-weight-asian="normal" style:font-weight-complex="normal"/>
    </style:style>
    <style:style style:name="P4" style:family="paragraph" style:parent-style-name="Standard">
      <style:paragraph-properties fo:text-align="start" style:justify-single-word="false"/>
      <style:text-properties fo:font-weight="normal" officeooo:rsid="00115039" officeooo:paragraph-rsid="002f5fb7" style:font-weight-asian="normal" style:font-weight-complex="normal"/>
    </style:style>
    <style:style style:name="P5" style:family="paragraph" style:parent-style-name="Standard">
      <style:paragraph-properties fo:text-align="start" style:justify-single-word="false"/>
      <style:text-properties officeooo:paragraph-rsid="002c3a45"/>
    </style:style>
    <style:style style:name="P6" style:family="paragraph" style:parent-style-name="Standard">
      <style:paragraph-properties fo:text-align="start" style:justify-single-word="false"/>
      <style:text-properties officeooo:paragraph-rsid="003eaaba"/>
    </style:style>
    <style:style style:name="P7" style:family="paragraph" style:parent-style-name="Standard">
      <style:paragraph-properties fo:text-align="start" style:justify-single-word="false"/>
      <style:text-properties officeooo:paragraph-rsid="004dbf3d"/>
    </style:style>
    <style:style style:name="P8" style:family="paragraph" style:parent-style-name="Standard">
      <style:paragraph-properties fo:text-align="start" style:justify-single-word="false"/>
      <style:text-properties officeooo:paragraph-rsid="002d9c18"/>
    </style:style>
    <style:style style:name="P9" style:family="paragraph" style:parent-style-name="Standard">
      <style:paragraph-properties fo:text-align="start" style:justify-single-word="false"/>
      <style:text-properties fo:color="#000000" style:font-name="Calibri" fo:font-size="11pt" fo:font-weight="bold" officeooo:rsid="001f48c1" officeooo:paragraph-rsid="002c3a45" style:font-size-asian="11pt" style:font-weight-asian="bold" style:font-size-complex="11pt" style:font-weight-complex="bold"/>
    </style:style>
    <style:style style:name="P10" style:family="paragraph" style:parent-style-name="Standard">
      <style:paragraph-properties fo:text-align="start" style:justify-single-word="false"/>
      <style:text-properties fo:color="#000000" style:font-name="Calibri" fo:font-size="11pt" fo:font-weight="bold" officeooo:rsid="000bd613" officeooo:paragraph-rsid="002c3a45" style:font-size-asian="11pt" style:font-weight-asian="bold" style:font-size-complex="11pt" style:font-weight-complex="bold"/>
    </style:style>
    <style:style style:name="P11" style:family="paragraph" style:parent-style-name="Standard">
      <style:paragraph-properties fo:text-align="start" style:justify-single-word="false"/>
      <style:text-properties fo:color="#000000" style:font-name="Calibri" fo:font-size="11pt" fo:font-weight="bold" officeooo:rsid="000e1986" officeooo:paragraph-rsid="003312cc" style:font-size-asian="11pt" style:font-weight-asian="bold" style:font-size-complex="11pt" style:font-weight-complex="bold"/>
    </style:style>
    <style:style style:name="P12" style:family="paragraph" style:parent-style-name="Standard">
      <style:paragraph-properties fo:text-align="start" style:justify-single-word="false"/>
      <style:text-properties fo:color="#000000" style:font-name="Calibri" fo:font-size="11pt" fo:font-weight="bold" officeooo:rsid="000e1986" officeooo:paragraph-rsid="002c3a45" style:font-size-asian="11pt" style:font-weight-asian="bold" style:font-size-complex="11pt" style:font-weight-complex="bold"/>
    </style:style>
    <style:style style:name="P13" style:family="paragraph" style:parent-style-name="Standard">
      <style:paragraph-properties fo:text-align="start" style:justify-single-word="false"/>
      <style:text-properties fo:color="#000000" style:font-name="Calibri" fo:font-size="11pt" fo:font-weight="bold" officeooo:rsid="002813e4" officeooo:paragraph-rsid="003eaaba" style:font-size-asian="11pt" style:font-weight-asian="bold" style:font-size-complex="11pt" style:font-weight-complex="bold"/>
    </style:style>
    <style:style style:name="P14" style:family="paragraph" style:parent-style-name="Standard">
      <style:paragraph-properties fo:text-align="start" style:justify-single-word="false"/>
      <style:text-properties fo:color="#000000" style:font-name="Calibri" fo:font-size="11pt" fo:font-weight="bold" officeooo:rsid="003edc39" officeooo:paragraph-rsid="003edc39" style:font-size-asian="11pt" style:font-weight-asian="bold" style:font-size-complex="11pt" style:font-weight-complex="bold"/>
    </style:style>
    <style:style style:name="P15" style:family="paragraph" style:parent-style-name="Standard">
      <style:paragraph-properties fo:text-align="start" style:justify-single-word="false"/>
      <style:text-properties fo:color="#000000" style:font-name="Calibri" fo:font-size="11pt" fo:font-weight="normal" officeooo:rsid="0013279c" officeooo:paragraph-rsid="002c3a45"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color="#000000" style:font-name="Calibri" fo:font-size="11pt" fo:font-weight="normal" officeooo:rsid="000d231e" officeooo:paragraph-rsid="002c3a45"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color="#000000" style:font-name="Calibri" fo:font-size="11pt" fo:font-weight="normal" officeooo:rsid="000bd613" officeooo:paragraph-rsid="002c3a45"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color="#000000" style:font-name="Calibri" fo:font-size="11pt" fo:font-weight="normal" officeooo:rsid="00115039" officeooo:paragraph-rsid="002c3a45"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fo:color="#000000" style:font-name="Calibri" fo:font-size="11pt" fo:font-weight="normal" officeooo:rsid="00115039" officeooo:paragraph-rsid="002f5fb7"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color="#000000" style:font-name="Calibri" fo:font-size="11pt" fo:font-weight="normal" officeooo:rsid="0022fd3a" officeooo:paragraph-rsid="002c3a45"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color="#000000" style:font-name="Calibri" fo:font-size="11pt" fo:font-weight="normal" officeooo:rsid="002d4ed3" officeooo:paragraph-rsid="002d4ed3"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fo:color="#000000" style:font-name="Calibri" fo:font-size="11pt" fo:font-weight="normal" officeooo:rsid="002d9c18" officeooo:paragraph-rsid="002d9c18"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fo:color="#000000" style:font-name="Calibri" fo:font-size="11pt" fo:font-weight="normal" officeooo:rsid="002f5fb7" officeooo:paragraph-rsid="002f5fb7" style:font-size-asian="11pt" style:font-weight-asian="normal" style:font-size-complex="11pt" style:font-weight-complex="normal"/>
    </style:style>
    <style:style style:name="P24" style:family="paragraph" style:parent-style-name="Standard">
      <loext:graphic-properties draw:fill="none"/>
      <style:paragraph-properties fo:text-align="start" style:justify-single-word="false" fo:background-color="transparent"/>
      <style:text-properties fo:color="#000000" style:font-name="Calibri" fo:font-size="11pt" fo:font-weight="normal" officeooo:rsid="003312cc" officeooo:paragraph-rsid="003312cc"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fo:color="#000000" style:font-name="Calibri" fo:font-size="11pt" fo:font-weight="normal" officeooo:rsid="00367fcb" officeooo:paragraph-rsid="002c3a45"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fo:color="#000000" style:font-name="Calibri" fo:font-size="11pt" fo:font-weight="normal" officeooo:rsid="0013ce87" officeooo:paragraph-rsid="002c3a45"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fo:color="#000000" style:font-name="Calibri" fo:font-size="11pt" fo:font-weight="normal" officeooo:rsid="002813e4" officeooo:paragraph-rsid="003eaaba"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fo:color="#000000" style:font-name="Calibri" fo:font-size="11pt" fo:font-weight="normal" officeooo:rsid="002813e4" officeooo:paragraph-rsid="004e89fd"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fo:color="#000000" style:font-name="Calibri" fo:font-size="11pt" fo:font-weight="normal" officeooo:rsid="0034b291" officeooo:paragraph-rsid="003eaaba"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fo:color="#000000" style:font-name="Calibri" fo:font-size="11pt" fo:font-weight="normal" officeooo:rsid="004410b7" officeooo:paragraph-rsid="003eaaba"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fo:color="#000000" style:font-name="Calibri" fo:font-size="11pt" fo:font-weight="normal" officeooo:rsid="003eaaba" officeooo:paragraph-rsid="003eaaba"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fo:color="#000000" style:font-name="Calibri" fo:font-size="11pt" fo:font-weight="normal" officeooo:rsid="003eaaba" officeooo:paragraph-rsid="004dbf3d"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fo:color="#000000" style:font-name="Calibri" fo:font-size="11pt" fo:font-weight="normal" officeooo:rsid="004c711c" officeooo:paragraph-rsid="004dbf3d" fo:background-color="#ffff00"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fo:color="#000000" style:font-name="Calibri" fo:font-size="11pt" fo:font-weight="normal" officeooo:rsid="003eaaba" officeooo:paragraph-rsid="004dbf3d" fo:background-color="#ffff00"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fo:color="#000000" style:font-name="Calibri" fo:font-size="11pt" fo:font-weight="normal" officeooo:rsid="004dbf3d" officeooo:paragraph-rsid="004dbf3d" fo:background-color="#ffff00" style:font-size-asian="11pt" style:font-weight-asian="normal" style:font-size-complex="11pt" style:font-weight-complex="normal"/>
    </style:style>
    <style:style style:name="P36" style:family="paragraph" style:parent-style-name="Standard">
      <style:paragraph-properties fo:text-align="center" style:justify-single-word="false"/>
      <style:text-properties fo:color="#000000" fo:font-size="11pt" fo:font-weight="bold" officeooo:rsid="000bd613" officeooo:paragraph-rsid="002c3a45" style:font-size-asian="11pt" style:font-weight-asian="bold" style:font-size-complex="11pt" style:font-weight-complex="bold"/>
    </style:style>
    <style:style style:name="P37" style:family="paragraph" style:parent-style-name="Standard">
      <style:paragraph-properties fo:text-align="start" style:justify-single-word="false"/>
      <style:text-properties fo:color="#000000" style:font-name="Courier New" fo:font-size="11pt" fo:font-weight="normal" officeooo:rsid="002d4ed3" officeooo:paragraph-rsid="002f5fb7"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fo:color="#000000" style:font-name="Courier New" fo:font-size="11pt" fo:font-weight="normal" officeooo:rsid="004410b7" officeooo:paragraph-rsid="003eaaba"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fo:font-weight="bold" officeooo:rsid="0013279c" officeooo:paragraph-rsid="002c3a45" style:font-weight-asian="bold" style:font-weight-complex="bold"/>
    </style:style>
    <style:style style:name="P40" style:family="paragraph" style:parent-style-name="Standard">
      <style:paragraph-properties fo:text-align="center" style:justify-single-word="false"/>
      <style:text-properties officeooo:paragraph-rsid="002c3a45"/>
    </style:style>
    <style:style style:name="P41" style:family="paragraph" style:parent-style-name="Standard">
      <style:paragraph-properties fo:text-align="center" style:justify-single-word="false"/>
      <style:text-properties officeooo:rsid="001d0add" officeooo:paragraph-rsid="002c3a45"/>
    </style:style>
    <style:style style:name="P42" style:family="paragraph" style:parent-style-name="Standard">
      <style:paragraph-properties fo:text-align="center" style:justify-single-word="false"/>
      <style:text-properties fo:color="#7030a1" style:font-name="Calibri" fo:font-size="11pt" fo:font-weight="bold" officeooo:rsid="001e4cae" officeooo:paragraph-rsid="002c3a45" style:font-size-asian="11pt" style:font-weight-asian="bold" style:font-size-complex="11pt" style:font-weight-complex="bold"/>
    </style:style>
    <style:style style:name="P43" style:family="paragraph" style:parent-style-name="Standard">
      <style:paragraph-properties fo:margin-top="0in" fo:margin-bottom="0in" loext:contextual-spacing="false" fo:text-align="start" style:justify-single-word="false"/>
      <style:text-properties fo:color="#000000" style:font-name="Calibri" fo:font-size="11pt" fo:font-weight="bold" officeooo:rsid="001b5339" officeooo:paragraph-rsid="002c3a45" style:font-size-asian="11pt" style:font-weight-asian="bold" style:font-name-complex="Calibri1" style:font-size-complex="11pt" style:font-weight-complex="bold"/>
    </style:style>
    <style:style style:name="P44"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fo:color="#000000" style:font-name="Courier New" fo:font-size="11pt" fo:font-weight="normal" officeooo:rsid="002d4ed3" officeooo:paragraph-rsid="0030f1c6" style:font-size-asian="11pt" style:font-weight-asian="normal" style:font-size-complex="11pt" style:font-weight-complex="normal"/>
    </style:style>
    <style:style style:name="P45"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fo:color="#000000" style:font-name="Calibri" fo:font-size="11pt" fo:font-weight="normal" officeooo:rsid="002d9c18" officeooo:paragraph-rsid="0030f1c6" style:font-size-asian="11pt" style:font-weight-asian="normal" style:font-size-complex="11pt" style:font-weight-complex="normal"/>
    </style:style>
    <style:style style:name="P4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normal" officeooo:rsid="00328156" officeooo:paragraph-rsid="00328156" style:font-size-asian="11pt" style:font-weight-asian="normal" style:font-size-complex="11pt" style:font-weight-complex="normal"/>
    </style:style>
    <style:style style:name="P4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normal" officeooo:rsid="002d9c18" officeooo:paragraph-rsid="0030f1c6" style:font-size-asian="11pt" style:font-weight-asian="normal" style:font-size-complex="11pt" style:font-weight-complex="normal"/>
    </style:style>
    <style:style style:name="P4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normal" officeooo:rsid="0030f1c6" officeooo:paragraph-rsid="0030f1c6" style:font-size-asian="11pt" style:font-weight-asian="normal" style:font-size-complex="11pt" style:font-weight-complex="normal"/>
    </style:style>
    <style:style style:name="P4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normal" officeooo:rsid="0030f1c6" officeooo:paragraph-rsid="00423c59" style:font-size-asian="11pt" style:font-weight-asian="normal" style:font-size-complex="11pt" style:font-weight-complex="normal"/>
    </style:style>
    <style:style style:name="P5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normal" officeooo:rsid="002d4ed3" officeooo:paragraph-rsid="003312cc" style:font-size-asian="11pt" style:font-weight-asian="normal" style:font-size-complex="11pt" style:font-weight-complex="normal"/>
    </style:style>
    <style:style style:name="P5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normal" officeooo:rsid="00367fcb" officeooo:paragraph-rsid="00367fcb" style:font-size-asian="11pt" style:font-weight-asian="normal" style:font-size-complex="11pt" style:font-weight-complex="normal"/>
    </style:style>
    <style:style style:name="P5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normal" officeooo:rsid="00367fcb" officeooo:paragraph-rsid="0040988b" style:font-size-asian="11pt" style:font-weight-asian="normal" style:font-size-complex="11pt" style:font-weight-complex="normal"/>
    </style:style>
    <style:style style:name="P5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normal" officeooo:rsid="00367fcb" officeooo:paragraph-rsid="0050d088" style:font-size-asian="11pt" style:font-weight-asian="normal" style:font-size-complex="11pt" style:font-weight-complex="normal"/>
    </style:style>
    <style:style style:name="P5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normal" officeooo:rsid="00385160" officeooo:paragraph-rsid="00385160" style:font-size-asian="11pt" style:font-weight-asian="normal" style:font-size-complex="11pt" style:font-weight-complex="normal"/>
    </style:style>
    <style:style style:name="P5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normal" officeooo:rsid="004ee4f3" officeooo:paragraph-rsid="004ee4f3" style:font-size-asian="11pt" style:font-weight-asian="normal" style:font-size-complex="11pt" style:font-weight-complex="normal"/>
    </style:style>
    <style:style style:name="P5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normal" officeooo:rsid="003edc39" officeooo:paragraph-rsid="00423c59" style:font-size-asian="11pt" style:font-weight-asian="normal" style:font-size-complex="11pt" style:font-weight-complex="normal"/>
    </style:style>
    <style:style style:name="P5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normal" officeooo:rsid="0050d088" officeooo:paragraph-rsid="0050d088" style:font-size-asian="11pt" style:font-weight-asian="normal" style:font-size-complex="11pt" style:font-weight-complex="normal"/>
    </style:style>
    <style:style style:name="P5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bold" officeooo:rsid="003edc39" officeooo:paragraph-rsid="00423c59" style:font-size-asian="11pt" style:font-weight-asian="bold" style:font-size-complex="11pt" style:font-weight-complex="bold"/>
    </style:style>
    <style:style style:name="P59" style:family="paragraph" style:parent-style-name="Standard">
      <style:paragraph-properties fo:margin-left="0.4925in" fo:margin-right="0in" fo:text-align="start" style:justify-single-word="false" fo:text-indent="0in" style:auto-text-indent="false"/>
      <style:text-properties fo:color="#000000" style:font-name="Calibri" fo:font-size="11pt" fo:font-weight="normal" officeooo:rsid="00469e15" officeooo:paragraph-rsid="00469e15" style:font-size-asian="11pt" style:font-weight-asian="normal" style:font-size-complex="11pt"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color="#000000" style:font-name="Calibri" fo:font-size="11pt" fo:font-weight="normal" officeooo:rsid="004e89fd" officeooo:paragraph-rsid="004e89fd" style:font-size-asian="11pt" style:font-weight-asian="normal" style:font-size-complex="11pt"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color="#000000" style:font-name="Calibri" fo:font-size="11pt" fo:font-weight="normal" officeooo:rsid="003edc39" officeooo:paragraph-rsid="00469e15" style:font-size-asian="11pt" style:font-weight-asian="normal" style:font-size-complex="11pt" style:font-weight-complex="normal"/>
    </style:style>
    <style:style style:name="P62" style:family="paragraph" style:parent-style-name="Standard">
      <style:paragraph-properties fo:margin-left="0.4925in" fo:margin-right="0in" fo:text-align="start" style:justify-single-word="false" fo:text-indent="0in" style:auto-text-indent="false"/>
      <style:text-properties officeooo:paragraph-rsid="00469e15"/>
    </style:style>
    <style:style style:name="P63" style:family="paragraph" style:parent-style-name="Standard" style:master-page-name="Standard">
      <style:paragraph-properties fo:margin-top="0in" fo:margin-bottom="0in" loext:contextual-spacing="false" fo:text-align="center" style:justify-single-word="false" style:page-number="auto"/>
      <style:text-properties officeooo:paragraph-rsid="002c3a45"/>
    </style:style>
    <style:style style:name="P64" style:family="paragraph" style:parent-style-name="Standard">
      <style:paragraph-properties fo:text-align="start" style:justify-single-word="false"/>
      <style:text-properties fo:color="#000000" style:font-name="Calibri" fo:font-size="11pt" fo:font-weight="normal" officeooo:rsid="004dbf3d" officeooo:paragraph-rsid="004dbf3d" fo:background-color="#ffff00"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fo:color="#000000" style:font-name="Calibri" fo:font-size="11pt" fo:font-weight="normal" officeooo:rsid="004c711c" officeooo:paragraph-rsid="004dbf3d" fo:background-color="#ffff00"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fo:color="#000000" style:font-name="Calibri" fo:font-size="11pt" fo:font-weight="normal" officeooo:rsid="003edc39" officeooo:paragraph-rsid="004dbf3d" fo:background-color="#ffff00" style:font-size-asian="11pt" style:font-weight-asian="normal" style:font-size-complex="11pt" style:font-weight-complex="normal"/>
    </style:style>
    <style:style style:name="P67" style:family="paragraph" style:parent-style-name="Standard">
      <style:paragraph-properties fo:margin-left="0.4925in" fo:margin-right="0in" fo:text-align="start" style:justify-single-word="false" fo:text-indent="0in" style:auto-text-indent="false"/>
      <style:text-properties fo:color="#000000" style:font-name="Calibri" fo:font-size="11pt" fo:font-weight="normal" officeooo:rsid="004e89fd" officeooo:paragraph-rsid="004e89fd" fo:background-color="#ffff00" style:font-size-asian="11pt" style:font-weight-asian="normal" style:font-size-complex="11pt" style:font-weight-complex="normal"/>
    </style:style>
    <style:style style:name="P68" style:family="paragraph" style:parent-style-name="Standard" style:list-style-name="L1">
      <loext:graphic-properties draw:fill="none"/>
      <style:paragraph-properties fo:margin-left="0.3752in" fo:margin-right="0in" fo:text-align="start" style:justify-single-word="false" fo:text-indent="-0.25in" style:auto-text-indent="false" fo:background-color="transparent"/>
      <style:text-properties fo:color="#000000" style:font-name="Courier New" fo:font-size="11pt" fo:font-weight="normal" officeooo:rsid="002d4ed3" officeooo:paragraph-rsid="0030f1c6" style:font-size-asian="11pt" style:font-weight-asian="normal" style:font-size-complex="11pt" style:font-weight-complex="normal"/>
    </style:style>
    <style:style style:name="P6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normal" officeooo:rsid="004ee4f3" officeooo:paragraph-rsid="004ee4f3" fo:background-color="#ffff00" style:font-size-asian="11pt" style:font-weight-asian="normal" style:font-size-complex="11pt" style:font-weight-complex="normal"/>
    </style:style>
    <style:style style:name="P70" style:family="paragraph" style:parent-style-name="Standard" style:list-style-name="L3">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normal" officeooo:rsid="004ee4f3" officeooo:paragraph-rsid="0050d088" fo:background-color="#ffff00" style:font-size-asian="11pt" style:font-weight-asian="normal" style:font-size-complex="11pt" style:font-weight-complex="normal"/>
    </style:style>
    <style:style style:name="P7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normal" officeooo:rsid="0053fe17" officeooo:paragraph-rsid="0053fe17" fo:background-color="#ffff00" style:font-size-asian="11pt" style:font-weight-asian="normal" style:font-size-complex="11pt" style:font-weight-complex="normal"/>
    </style:style>
    <style:style style:name="P7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normal" officeooo:rsid="00328156" officeooo:paragraph-rsid="00328156" style:font-size-asian="11pt" style:font-weight-asian="normal" style:font-size-complex="11pt" style:font-weight-complex="normal"/>
    </style:style>
    <style:style style:name="P7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font-name="Calibri" fo:font-size="11pt" fo:font-weight="normal" officeooo:rsid="0053fe17" officeooo:paragraph-rsid="0053fe17" fo:background-color="transparent" style:font-size-asian="11pt" style:font-weight-asian="normal" style:font-size-complex="11pt" style:font-weight-complex="normal"/>
    </style:style>
    <style:style style:name="P7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officeooo:paragraph-rsid="00367fcb"/>
    </style:style>
    <style:style style:name="P75" style:family="paragraph" style:parent-style-name="Standard" style:list-style-name="L2" style:master-page-name="">
      <loext:graphic-properties draw:fill="none"/>
      <style:paragraph-properties fo:margin-left="0.25in" fo:margin-right="0in" fo:text-align="start" style:justify-single-word="false" fo:text-indent="-0.25in" style:auto-text-indent="false" style:page-number="auto" fo:background-color="transparent"/>
      <style:text-properties fo:color="#000000" style:font-name="Courier New" fo:font-size="11pt" fo:font-weight="normal" officeooo:rsid="003312cc" officeooo:paragraph-rsid="003312cc" style:font-size-asian="11pt" style:font-weight-asian="normal" style:font-size-complex="11pt" style:font-weight-complex="normal"/>
    </style:style>
    <style:style style:name="P76" style:family="paragraph" style:parent-style-name="Standard" style:list-style-name="L2">
      <loext:graphic-properties draw:fill="none"/>
      <style:paragraph-properties fo:margin-left="0.25in" fo:margin-right="0in" fo:text-align="start" style:justify-single-word="false" fo:text-indent="-0.25in" style:auto-text-indent="false" fo:background-color="transparent"/>
      <style:text-properties fo:color="#000000" style:font-name="Courier New" fo:font-size="11pt" fo:font-weight="normal" officeooo:rsid="003312cc" officeooo:paragraph-rsid="003312cc" style:font-size-asian="11pt" style:font-weight-asian="normal" style:font-size-complex="11pt" style:font-weight-complex="normal"/>
    </style:style>
    <style:style style:name="P77" style:family="paragraph" style:parent-style-name="Standard" style:list-style-name="L3" style:master-page-name="">
      <loext:graphic-properties draw:fill="none"/>
      <style:paragraph-properties fo:margin-left="0.6252in" fo:margin-right="0in" fo:text-align="start" style:justify-single-word="false" fo:text-indent="-0.25in" style:auto-text-indent="false" style:page-number="auto" fo:background-color="transparent"/>
      <style:text-properties fo:color="#000000" style:font-name="Calibri" fo:font-size="11pt" fo:font-weight="normal" officeooo:rsid="00367fcb" officeooo:paragraph-rsid="0050d088" style:font-size-asian="11pt" style:font-weight-asian="normal" style:font-size-complex="11pt" style:font-weight-complex="normal"/>
    </style:style>
    <style:style style:name="P78" style:family="paragraph" style:parent-style-name="Standard" style:list-style-name="L3">
      <loext:graphic-properties draw:fill="none"/>
      <style:paragraph-properties fo:margin-left="0.6252in" fo:margin-right="0in" fo:text-align="start" style:justify-single-word="false" fo:text-indent="-0.25in" style:auto-text-indent="false" fo:background-color="transparent"/>
      <style:text-properties fo:color="#000000" style:font-name="Calibri" fo:font-size="11pt" fo:font-weight="normal" officeooo:rsid="00367fcb" officeooo:paragraph-rsid="00367fcb" style:font-size-asian="11pt" style:font-weight-asian="normal" style:font-size-complex="11pt" style:font-weight-complex="normal"/>
    </style:style>
    <style:style style:name="P79" style:family="paragraph" style:parent-style-name="Standard" style:list-style-name="L3">
      <loext:graphic-properties draw:fill="none"/>
      <style:paragraph-properties fo:margin-left="0.6252in" fo:margin-right="0in" fo:text-align="start" style:justify-single-word="false" fo:text-indent="-0.25in" style:auto-text-indent="false" fo:background-color="transparent"/>
      <style:text-properties fo:color="#000000" style:font-name="Calibri" fo:font-size="11pt" fo:font-weight="normal" officeooo:rsid="00385160" officeooo:paragraph-rsid="0050d088" style:font-size-asian="11pt" style:font-weight-asian="normal" style:font-size-complex="11pt" style:font-weight-complex="normal"/>
    </style:style>
    <style:style style:name="P80" style:family="paragraph" style:parent-style-name="Standard" style:list-style-name="L3">
      <loext:graphic-properties draw:fill="none"/>
      <style:paragraph-properties fo:margin-left="0.6252in" fo:margin-right="0in" fo:text-align="start" style:justify-single-word="false" fo:text-indent="-0.25in" style:auto-text-indent="false" fo:background-color="transparent"/>
      <style:text-properties fo:color="#000000" style:font-name="Calibri" fo:font-size="11pt" fo:font-weight="normal" officeooo:rsid="00385160" officeooo:paragraph-rsid="00385160" style:font-size-asian="11pt" style:font-weight-asian="normal" style:font-size-complex="11pt" style:font-weight-complex="normal"/>
    </style:style>
    <style:style style:name="P81" style:family="paragraph" style:parent-style-name="Standard" style:list-style-name="L3">
      <loext:graphic-properties draw:fill="none"/>
      <style:paragraph-properties fo:margin-left="0.6252in" fo:margin-right="0in" fo:text-align="start" style:justify-single-word="false" fo:text-indent="-0.25in" style:auto-text-indent="false" fo:background-color="transparent"/>
      <style:text-properties fo:color="#000000" style:font-name="Calibri" fo:font-size="11pt" fo:font-weight="normal" officeooo:rsid="003a4177" officeooo:paragraph-rsid="003a4177" style:font-size-asian="11pt" style:font-weight-asian="normal" style:font-size-complex="11pt" style:font-weight-complex="normal"/>
    </style:style>
    <style:style style:name="P82" style:family="paragraph" style:parent-style-name="Standard" style:list-style-name="L3">
      <loext:graphic-properties draw:fill="none"/>
      <style:paragraph-properties fo:margin-left="0.6252in" fo:margin-right="0in" fo:text-align="start" style:justify-single-word="false" fo:text-indent="-0.25in" style:auto-text-indent="false" fo:background-color="transparent"/>
      <style:text-properties fo:color="#000000" style:font-name="Calibri" fo:font-size="11pt" fo:font-weight="normal" officeooo:rsid="004ee4f3" officeooo:paragraph-rsid="0050d088" fo:background-color="#ffff00" style:font-size-asian="11pt" style:font-weight-asian="normal" style:font-size-complex="11pt" style:font-weight-complex="normal"/>
    </style:style>
    <style:style style:name="P83"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officeooo:paragraph-rsid="00328156"/>
    </style:style>
    <style:style style:name="P84"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fo:color="#000000" style:font-name="Calibri" fo:font-size="11pt" fo:font-weight="normal" officeooo:rsid="00328156" officeooo:paragraph-rsid="00328156" style:font-size-asian="11pt" style:font-weight-asian="normal" style:font-size-complex="11pt" style:font-weight-complex="normal"/>
    </style:style>
    <style:style style:name="P85"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fo:color="#000000" style:font-name="Courier New" fo:font-size="12pt" fo:font-weight="normal" officeooo:rsid="00328156" officeooo:paragraph-rsid="00328156" style:font-size-asian="12pt" style:font-weight-asian="normal" style:font-size-complex="12pt" style:font-weight-complex="normal"/>
    </style:style>
    <style:style style:name="P86" style:family="paragraph" style:parent-style-name="Standard">
      <loext:graphic-properties draw:fill="none"/>
      <style:paragraph-properties fo:margin-left="0.9846in" fo:margin-right="0in" fo:text-align="start" style:justify-single-word="false" fo:text-indent="0in" style:auto-text-indent="false" fo:background-color="transparent"/>
      <style:text-properties fo:color="#000000" style:font-name="Courier New" fo:font-size="11pt" fo:font-weight="normal" officeooo:rsid="002d9c18" officeooo:paragraph-rsid="0030f1c6" style:font-size-asian="11pt" style:font-weight-asian="normal" style:font-size-complex="11pt" style:font-weight-complex="normal"/>
    </style:style>
    <style:style style:name="T1" style:family="text">
      <style:text-properties fo:color="#000000" style:font-name="Calibri" fo:font-size="11pt" fo:font-weight="bold" style:font-size-asian="11pt" style:font-weight-asian="bold" style:font-size-complex="11pt" style:font-weight-complex="bold"/>
    </style:style>
    <style:style style:name="T2" style:family="text">
      <style:text-properties fo:color="#000000" style:font-name="Calibri" fo:font-size="11pt" fo:font-weight="bold" officeooo:rsid="000d231e" style:font-size-asian="11pt" style:font-weight-asian="bold" style:font-size-complex="11pt" style:font-weight-complex="bold"/>
    </style:style>
    <style:style style:name="T3" style:family="text">
      <style:text-properties fo:color="#000000" style:font-name="Calibri" fo:font-size="11pt" style:font-size-asian="11pt" style:font-size-complex="11pt"/>
    </style:style>
    <style:style style:name="T4" style:family="text">
      <style:text-properties fo:color="#000000" style:font-name="Calibri" fo:font-size="11pt" officeooo:rsid="001570f2" style:font-size-asian="11pt" style:font-size-complex="11pt"/>
    </style:style>
    <style:style style:name="T5" style:family="text">
      <style:text-properties fo:color="#000000" style:font-name="Calibri" fo:font-size="11pt" officeooo:rsid="00175fc7" style:font-size-asian="11pt" style:font-size-complex="11pt"/>
    </style:style>
    <style:style style:name="T6" style:family="text">
      <style:text-properties fo:color="#000000" style:font-name="Calibri" fo:font-size="11pt" officeooo:rsid="001e4cae" style:font-size-asian="11pt" style:font-size-complex="11pt"/>
    </style:style>
    <style:style style:name="T7" style:family="text">
      <style:text-properties fo:color="#000000" style:font-name="Calibri" fo:font-size="11pt" officeooo:rsid="003312cc" style:font-size-asian="11pt" style:font-size-complex="11pt"/>
    </style:style>
    <style:style style:name="T8" style:family="text">
      <style:text-properties fo:color="#000000" style:font-name="Calibri" fo:font-size="11pt" officeooo:rsid="00454036" style:font-size-asian="11pt" style:font-size-complex="11pt"/>
    </style:style>
    <style:style style:name="T9" style:family="text">
      <style:text-properties fo:color="#000000" style:font-name="Calibri" fo:font-size="11pt" fo:font-weight="normal" style:font-size-asian="11pt" style:font-weight-asian="normal" style:font-size-complex="11pt" style:font-weight-complex="normal"/>
    </style:style>
    <style:style style:name="T10" style:family="text">
      <style:text-properties fo:color="#000000" style:font-name="Calibri" fo:font-size="11pt" fo:font-weight="normal" officeooo:rsid="000bd613" style:font-size-asian="11pt" style:font-weight-asian="normal" style:font-size-complex="11pt" style:font-weight-complex="normal"/>
    </style:style>
    <style:style style:name="T11" style:family="text">
      <style:text-properties fo:color="#000000" style:font-name="Calibri" fo:font-size="11pt" fo:font-weight="normal" officeooo:rsid="0022fd3a" style:font-size-asian="11pt" style:font-weight-asian="normal" style:font-size-complex="11pt" style:font-weight-complex="normal"/>
    </style:style>
    <style:style style:name="T12" style:family="text">
      <style:text-properties fo:color="#000000" style:font-name="Calibri" fo:font-size="11pt" fo:font-weight="normal" officeooo:rsid="00367fcb" style:font-size-asian="11pt" style:font-weight-asian="normal" style:font-size-complex="11pt" style:font-weight-complex="normal"/>
    </style:style>
    <style:style style:name="T13" style:family="text">
      <style:text-properties fo:color="#000000" style:font-name="Calibri" fo:font-size="11pt" fo:font-weight="normal" officeooo:rsid="004c711c" style:font-size-asian="11pt" style:font-weight-asian="normal" style:font-size-complex="11pt" style:font-weight-complex="normal"/>
    </style:style>
    <style:style style:name="T14" style:family="text">
      <style:text-properties fo:color="#000000" style:font-name="Calibri" fo:font-size="11pt" fo:font-weight="normal" officeooo:rsid="002d4ed3" style:font-size-asian="11pt" style:font-weight-asian="normal" style:font-size-complex="11pt" style:font-weight-complex="normal"/>
    </style:style>
    <style:style style:name="T15" style:family="text">
      <style:text-properties fo:color="#000000" style:font-name="Calibri" fo:font-size="11pt" fo:font-weight="normal" officeooo:rsid="00410da4" style:font-size-asian="11pt" style:font-weight-asian="normal" style:font-size-complex="11pt" style:font-weight-complex="normal"/>
    </style:style>
    <style:style style:name="T16" style:family="text">
      <style:text-properties fo:color="#000000" style:font-name="Calibri" fo:font-size="11pt" fo:font-weight="normal" officeooo:rsid="003eaaba" style:font-size-asian="11pt" style:font-weight-asian="normal" style:font-size-complex="11pt" style:font-weight-complex="normal"/>
    </style:style>
    <style:style style:name="T17" style:family="text">
      <style:text-properties fo:color="#000000" style:font-name="Calibri" fo:font-size="11pt" fo:font-weight="normal" officeooo:rsid="0034b291" style:font-size-asian="11pt" style:font-weight-asian="normal" style:font-size-complex="11pt" style:font-weight-complex="normal"/>
    </style:style>
    <style:style style:name="T18" style:family="text">
      <style:text-properties fo:color="#000000" style:font-name="Calibri" fo:font-size="11pt" fo:font-weight="normal" officeooo:rsid="00454036" style:font-size-asian="11pt" style:font-weight-asian="normal" style:font-size-complex="11pt" style:font-weight-complex="normal"/>
    </style:style>
    <style:style style:name="T19" style:family="text">
      <style:text-properties fo:color="#000000" style:font-name="Calibri" fo:font-size="11pt" fo:font-weight="normal" officeooo:rsid="003adc20" style:font-size-asian="11pt" style:font-weight-asian="normal" style:font-size-complex="11pt" style:font-weight-complex="normal"/>
    </style:style>
    <style:style style:name="T20" style:family="text">
      <style:text-properties fo:color="#000000" style:font-name="Calibri" fo:font-size="11pt" fo:font-weight="normal" officeooo:rsid="004375f4" style:font-size-asian="11pt" style:font-weight-asian="normal" style:font-size-complex="11pt" style:font-weight-complex="normal"/>
    </style:style>
    <style:style style:name="T21" style:family="text">
      <style:text-properties fo:color="#000000" style:font-name="Calibri" fo:font-size="11pt" fo:font-weight="normal" officeooo:rsid="00441799" style:font-size-asian="11pt" style:font-weight-asian="normal" style:font-size-complex="11pt" style:font-weight-complex="normal"/>
    </style:style>
    <style:style style:name="T22" style:family="text">
      <style:text-properties fo:color="#000000" style:font-name="Calibri" fo:font-size="11pt" fo:font-weight="normal" officeooo:rsid="004e89fd" style:font-size-asian="11pt" style:font-weight-asian="normal" style:font-size-complex="11pt" style:font-weight-complex="normal"/>
    </style:style>
    <style:style style:name="T23" style:family="text">
      <style:text-properties fo:color="#000000" style:font-name="Calibri" fo:font-size="11pt" fo:font-weight="normal" officeooo:rsid="003edc39" style:font-size-asian="11pt" style:font-weight-asian="normal" style:font-size-complex="11pt" style:font-weight-complex="normal"/>
    </style:style>
    <style:style style:name="T24" style:family="text">
      <style:text-properties fo:color="#000000" style:font-name="Calibri" fo:font-size="11pt" fo:font-weight="normal" officeooo:rsid="004702c2" style:font-size-asian="11pt" style:font-weight-asian="normal" style:font-size-complex="11pt" style:font-weight-complex="normal"/>
    </style:style>
    <style:style style:name="T25" style:family="text">
      <style:text-properties fo:color="#000000" style:font-name="Calibri" fo:font-size="11pt" fo:font-weight="normal" officeooo:rsid="00469e15" style:font-size-asian="11pt" style:font-weight-asian="normal" style:font-size-complex="11pt" style:font-weight-complex="normal"/>
    </style:style>
    <style:style style:name="T26" style:family="text">
      <style:text-properties fo:color="#000000" style:font-name="Calibri" fo:font-size="11pt" fo:font-weight="normal" officeooo:rsid="002f5fb7" style:font-size-asian="11pt" style:font-weight-asian="normal" style:font-size-complex="11pt" style:font-weight-complex="normal"/>
    </style:style>
    <style:style style:name="T27" style:family="text">
      <style:text-properties fo:color="#000000" style:font-name="Calibri" fo:font-size="11pt" fo:font-weight="normal" officeooo:rsid="0048f8ac" style:font-size-asian="11pt" style:font-weight-asian="normal" style:font-size-complex="11pt" style:font-weight-complex="normal"/>
    </style:style>
    <style:style style:name="T28" style:family="text">
      <style:text-properties fo:color="#000000" style:font-name="Calibri" fo:font-size="11pt" fo:font-weight="normal" officeooo:rsid="0052d7ef" style:font-size-asian="11pt" style:font-weight-asian="normal" style:font-size-complex="11pt" style:font-weight-complex="normal"/>
    </style:style>
    <style:style style:name="T29" style:family="text">
      <style:text-properties fo:color="#000000" style:font-name="Calibri" fo:font-size="11pt" fo:font-weight="normal" officeooo:rsid="0053fe17" style:font-size-asian="11pt" style:font-weight-asian="normal" style:font-size-complex="11pt" style:font-weight-complex="normal"/>
    </style:style>
    <style:style style:name="T30" style:family="text">
      <style:text-properties fo:color="#000000" style:font-name="Calibri" fo:font-size="11pt" fo:font-weight="normal" officeooo:rsid="0050d088" style:font-size-asian="11pt" style:font-weight-asian="normal" style:font-size-complex="11pt" style:font-weight-complex="normal"/>
    </style:style>
    <style:style style:name="T31" style:family="text">
      <style:text-properties fo:color="#000000" fo:font-size="11pt" fo:font-weight="bold" style:font-size-asian="11pt" style:font-weight-asian="bold" style:font-name-complex="Calibri1" style:font-size-complex="11pt" style:font-weight-complex="bold"/>
    </style:style>
    <style:style style:name="T32" style:family="text">
      <style:text-properties fo:color="#000000" fo:font-size="11pt" fo:font-weight="bold" officeooo:rsid="001b5339" style:font-size-asian="11pt" style:font-weight-asian="bold" style:font-name-complex="Calibri1" style:font-size-complex="11pt" style:font-weight-complex="bold"/>
    </style:style>
    <style:style style:name="T33" style:family="text">
      <style:text-properties fo:color="#000000" fo:font-size="11pt" fo:font-weight="bold" style:font-size-asian="11pt" style:font-weight-asian="bold" style:font-size-complex="11pt" style:font-weight-complex="bold"/>
    </style:style>
    <style:style style:name="T34" style:family="text">
      <style:text-properties fo:color="#000000" fo:font-size="11pt" fo:font-weight="bold" officeooo:rsid="001b5339" style:font-size-asian="11pt" style:font-weight-asian="bold" style:font-size-complex="11pt" style:font-weight-complex="bold"/>
    </style:style>
    <style:style style:name="T35" style:family="text">
      <style:text-properties fo:color="#000000" fo:font-size="11pt" fo:font-weight="bold" officeooo:rsid="000fcf38" style:font-size-asian="11pt" style:font-weight-asian="bold" style:font-size-complex="11pt" style:font-weight-complex="bold"/>
    </style:style>
    <style:style style:name="T36" style:family="text">
      <style:text-properties fo:color="#000000" fo:font-size="11pt" fo:font-weight="bold" officeooo:rsid="002d4ed3" style:font-size-asian="11pt" style:font-weight-asian="bold" style:font-size-complex="11pt" style:font-weight-complex="bold"/>
    </style:style>
    <style:style style:name="T37" style:family="text">
      <style:text-properties fo:color="#000000" fo:font-size="11pt" fo:font-weight="bold" officeooo:rsid="004423d2" style:font-size-asian="11pt" style:font-weight-asian="bold" style:font-size-complex="11pt" style:font-weight-complex="bold"/>
    </style:style>
    <style:style style:name="T38" style:family="text">
      <style:text-properties fo:color="#000000" fo:font-size="11pt" fo:font-weight="bold" officeooo:rsid="0052bc22" style:font-size-asian="11pt" style:font-weight-asian="bold" style:font-size-complex="11pt" style:font-weight-complex="bold"/>
    </style:style>
    <style:style style:name="T39" style:family="text">
      <style:text-properties fo:color="#000000" fo:font-size="11pt" fo:font-weight="bold" officeooo:rsid="0052d7ef" style:font-size-asian="11pt" style:font-weight-asian="bold" style:font-size-complex="11pt" style:font-weight-complex="bold"/>
    </style:style>
    <style:style style:name="T40" style:family="text">
      <style:text-properties fo:color="#000000" style:font-name="Courier New" fo:font-size="12pt" fo:font-weight="normal" officeooo:rsid="00328156" style:font-size-asian="12pt" style:font-weight-asian="normal" style:font-size-complex="12pt" style:font-weight-complex="normal"/>
    </style:style>
    <style:style style:name="T41" style:family="text">
      <style:text-properties fo:color="#000000" style:font-name="Courier New" fo:font-size="12pt" fo:font-weight="normal" officeooo:rsid="0053fe17" style:font-size-asian="12pt" style:font-weight-asian="normal" style:font-size-complex="12pt" style:font-weight-complex="normal"/>
    </style:style>
    <style:style style:name="T42" style:family="text">
      <style:text-properties officeooo:rsid="001fa5b0"/>
    </style:style>
    <style:style style:name="T43" style:family="text">
      <style:text-properties officeooo:rsid="0022fd3a"/>
    </style:style>
    <style:style style:name="T44" style:family="text">
      <style:text-properties officeooo:rsid="00230181"/>
    </style:style>
    <style:style style:name="T45" style:family="text">
      <style:text-properties officeooo:rsid="002d4ed3"/>
    </style:style>
    <style:style style:name="T46" style:family="text">
      <style:text-properties officeooo:rsid="002f5fb7"/>
    </style:style>
    <style:style style:name="T47" style:family="text">
      <style:text-properties officeooo:rsid="00325ee6"/>
    </style:style>
    <style:style style:name="T48" style:family="text">
      <style:text-properties officeooo:rsid="0030f1c6"/>
    </style:style>
    <style:style style:name="T49" style:family="text">
      <style:text-properties officeooo:rsid="00328156"/>
    </style:style>
    <style:style style:name="T50" style:family="text">
      <style:text-properties style:font-name="Courier New"/>
    </style:style>
    <style:style style:name="T51" style:family="text">
      <style:text-properties style:font-name="Courier New" officeooo:rsid="003eaaba"/>
    </style:style>
    <style:style style:name="T52" style:family="text">
      <style:text-properties style:font-name="Courier New" officeooo:rsid="003edc39"/>
    </style:style>
    <style:style style:name="T53" style:family="text">
      <style:text-properties officeooo:rsid="003312cc"/>
    </style:style>
    <style:style style:name="T54" style:family="text">
      <style:text-properties officeooo:rsid="00367fcb"/>
    </style:style>
    <style:style style:name="T55" style:family="text">
      <style:text-properties officeooo:rsid="00385160"/>
    </style:style>
    <style:style style:name="T56" style:family="text">
      <style:text-properties officeooo:rsid="003d4e52"/>
    </style:style>
    <style:style style:name="T57" style:family="text">
      <style:text-properties officeooo:rsid="00441799"/>
    </style:style>
    <style:style style:name="T58" style:family="text">
      <style:text-properties officeooo:rsid="004410b7"/>
    </style:style>
    <style:style style:name="T59" style:family="text">
      <style:text-properties officeooo:rsid="003edc39"/>
    </style:style>
    <style:style style:name="T60" style:family="text">
      <style:text-properties officeooo:rsid="0040988b"/>
    </style:style>
    <style:style style:name="T61" style:family="text">
      <style:text-properties officeooo:rsid="00423c59"/>
    </style:style>
    <style:style style:name="T62" style:family="text">
      <style:text-properties fo:font-weight="bold" style:font-weight-asian="bold" style:font-weight-complex="bold"/>
    </style:style>
    <style:style style:name="T63" style:family="text">
      <style:text-properties fo:font-weight="bold" officeooo:rsid="003edc39" style:font-weight-asian="bold" style:font-weight-complex="bold"/>
    </style:style>
    <style:style style:name="T64" style:family="text">
      <style:text-properties fo:font-weight="bold" officeooo:rsid="00423c59" style:font-weight-asian="bold" style:font-weight-complex="bold"/>
    </style:style>
    <style:style style:name="T65" style:family="text">
      <style:text-properties officeooo:rsid="00454036"/>
    </style:style>
    <style:style style:name="T66" style:family="text">
      <style:text-properties style:text-underline-style="solid" style:text-underline-width="auto" style:text-underline-color="font-color" officeooo:rsid="00441799"/>
    </style:style>
    <style:style style:name="T67" style:family="text">
      <style:text-properties style:text-underline-style="solid" style:text-underline-width="auto" style:text-underline-color="font-color" fo:font-weight="bold" officeooo:rsid="00467e13" style:font-weight-asian="bold" style:font-weight-complex="bold"/>
    </style:style>
    <style:style style:name="T68" style:family="text">
      <style:text-properties officeooo:rsid="00454191"/>
    </style:style>
    <style:style style:name="T69" style:family="text">
      <style:text-properties officeooo:rsid="00467e13"/>
    </style:style>
    <style:style style:name="T70" style:family="text">
      <style:text-properties officeooo:rsid="00469e15"/>
    </style:style>
    <style:style style:name="T71" style:family="text">
      <style:text-properties officeooo:rsid="0048f8ac"/>
    </style:style>
    <style:style style:name="T72" style:family="text">
      <style:text-properties officeooo:rsid="004c711c"/>
    </style:style>
    <style:style style:name="T73" style:family="text">
      <style:text-properties officeooo:rsid="004dbf3d"/>
    </style:style>
    <style:style style:name="T74" style:family="text">
      <style:text-properties fo:background-color="#ffff00" loext:char-shading-value="0"/>
    </style:style>
    <style:style style:name="T75" style:family="text">
      <style:text-properties officeooo:rsid="004e89fd"/>
    </style:style>
    <style:style style:name="T76" style:family="text">
      <style:text-properties officeooo:rsid="004ee4f3"/>
    </style:style>
    <style:style style:name="T77" style:family="text">
      <style:text-properties officeooo:rsid="0050d088"/>
    </style:style>
    <style:style style:name="T78" style:family="text">
      <style:text-properties officeooo:rsid="0052d7ef"/>
    </style:style>
    <style:style style:name="T79" style:family="text">
      <style:text-properties officeooo:rsid="0053fe1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31">CS 3</text:span><text:span text:style-name="T32">34</text:span><text:span text:style-name="T31">: </text:span><text:span text:style-name="T32">Operating Systems</text:span></text:p>
      <text:p text:style-name="P36">Lab <text:span text:style-name="T45">5</text:span>: <text:span text:style-name="T43">Multi-Processing Part 2: Multi-threading Primitives, Threads, Locks, Semaphores</text:span></text:p>
      <text:p text:style-name="P40"><text:span text:style-name="T34">Spring</text:span><text:span text:style-name="T33"> 20</text:span><text:span text:style-name="T34">2</text:span><text:span text:style-name="T39">4</text:span><text:span text:style-name="T34">. </text:span><text:span text:style-name="T35">(100 pts possible)</text:span></text:p>
      <text:p text:style-name="P41"><text:span text:style-name="T35">D</text:span><text:span text:style-name="T33">ue Date: </text:span><text:span text:style-name="T39">WE </text:span><text:span text:style-name="T37">2</text:span><text:span text:style-name="T36">/</text:span><text:span text:style-name="T37">2</text:span><text:span text:style-name="T38">1</text:span><text:span text:style-name="T36">/202</text:span><text:span text:style-name="T39">4</text:span><text:span text:style-name="T36">.</text:span><text:span text:style-name="T33"> NLT midnight</text:span></text:p>
      <text:p text:style-name="P42"/>
      <text:p text:style-name="P9">Name : ______________________________ </text:p>
      <text:p text:style-name="P9"/>
      <text:p text:style-name="P9"/>
      <text:p text:style-name="P10">Introduction:</text:p>
      <text:p text:style-name="P2"><text:span text:style-name="T3">This is a</text:span><text:span text:style-name="T6">n individual exercise, so everyone will turn in </text:span><text:span text:style-name="T8">their</text:span><text:span text:style-name="T6"> own write-up, but I would like you to collaborate in pairs </text:span><text:span text:style-name="T8">or small groups </text:span><text:span text:style-name="T6">so your learning progress is faster.</text:span></text:p>
      <text:p text:style-name="P9"/>
      <text:p text:style-name="P1"><text:span text:style-name="T1">Educational objectives </text:span><text:span text:style-name="T2">(student will be able to)</text:span><text:span text:style-name="T1">:</text:span></text:p>
      <text:p text:style-name="P5"><text:span text:style-name="T10">* </text:span><text:span text:style-name="T13">learn and use</text:span><text:span text:style-name="T11"> the multi-</text:span><text:span text:style-name="T14">threading</text:span><text:span text:style-name="T11"> primitives</text:span></text:p>
      <text:p text:style-name="P20">* understand differences between <text:span text:style-name="T45">mutex and semaphore </text:span></text:p>
      <text:p text:style-name="P20">* use the different process synchronization</text:p>
      <text:p text:style-name="P16">* <text:span text:style-name="T43">mutex, semaphore, and shared memory</text:span></text:p>
      <text:p text:style-name="P16">* <text:span text:style-name="T44">process functions with custom payload in multiple threads</text:span></text:p>
      <text:p text:style-name="P10"/>
      <text:p text:style-name="P10">Readings:</text:p>
      <text:p text:style-name="P5"><text:span text:style-name="T10">* </text:span><text:span text:style-name="T11">Tanenboum CH</text:span><text:span text:style-name="T12">2</text:span></text:p>
      <text:p text:style-name="P25">* Tanenboum cca. 56-59 Dining philosophers</text:p>
      <text:p text:style-name="P5"><text:span text:style-name="T9">* </text:span><text:a xlink:type="simple" xlink:href="https://www.geeksforgeeks.org/mutex-vs-semaphore/" text:style-name="Internet_20_link" text:visited-style-name="Visited_20_Internet_20_Link">https://www.geeksforgeeks.org/mutex-vs-semaphore/</text:a></text:p>
      <text:p text:style-name="P5">* <text:a xlink:type="simple" xlink:href="https://en.wikipedia.org/wiki/Dining_philosophers_problem" text:style-name="Internet_20_link" text:visited-style-name="Visited_20_Internet_20_Link">https://en.wikipedia.org/wiki/Dining_philosophers_problem</text:a></text:p>
      <text:p text:style-name="P10"/>
      <text:p text:style-name="P10">Materials (one of each per group):</text:p>
      <text:p text:style-name="P17">* <text:span text:style-name="T42">Access to UP’s Linux VDI or a Debian flavor Linux system</text:span></text:p>
      <text:p text:style-name="P17"/>
      <text:p text:style-name="P12">Part 1 <text:span text:style-name="T53">(35pts)</text:span> <text:span text:style-name="T45">Protecting the shared memory.</text:span></text:p>
      <text:p text:style-name="P6"><text:span text:style-name="T15">So far, the in-class </text:span><text:span text:style-name="T16">activity</text:span><text:span text:style-name="T15"> </text:span><text:span text:style-name="T17">example of </text:span><text:span text:style-name="T15">using </text:span><text:span text:style-name="T17">a global variable was a bit of a flop. </text:span><text:span text:style-name="T15">When we forked off a child, a COPY of </text:span><text:span text:style-name="T28">the</text:span><text:span text:style-name="T15"> </text:span><text:span text:style-name="T17">global variable </text:span><text:span text:style-name="T18">and malloced memory were</text:span><text:span text:style-name="T15"> created for EACH child which was </text:span><text:span text:style-name="T17">accessible </text:span><text:span text:style-name="T19">from all scopes of </text:span><text:span text:style-name="T13">the </text:span><text:span text:style-name="T17">child process. </text:span><text:span text:style-name="T19">Unfortunately, </text:span><text:span text:style-name="T17">the inherited copy of the global variable </text:span><text:span text:style-name="T18">or malloced memory </text:span><text:span text:style-name="T17">was just that – a copy </text:span><text:span text:style-name="T20">in each </text:span><text:span text:style-name="T13">of the </text:span><text:span text:style-name="T20">child’</text:span><text:span text:style-name="T18">s frame stack</text:span><text:span text:style-name="T17">. </text:span><text:span text:style-name="T13">If we need a mechanism to </text:span><text:span text:style-name="T17">share information between </text:span><text:span text:style-name="T21">the parent and </text:span><text:span text:style-name="T28">the </text:span><text:span text:style-name="T17">child processes </text:span><text:span text:style-name="T13">we have to use a different mechanism - shared memory</text:span><text:span text:style-name="T17">. </text:span><text:span text:style-name="T15">So, l</text:span><text:span text:style-name="T17">et’s do that.</text:span></text:p>
      <text:p text:style-name="P29"/>
      <text:p text:style-name="P29">I provided a starter code <text:span text:style-name="T50">Lab</text:span><text:span text:style-name="T51">5</text:span><text:span text:style-name="T50">Part</text:span><text:span text:style-name="T51">1</text:span><text:span text:style-name="T50">.c</text:span> and <text:span text:style-name="T50">Lab</text:span><text:span text:style-name="T51">5</text:span><text:span text:style-name="T50">Part</text:span><text:span text:style-name="T51">1</text:span><text:span text:style-name="T50">.h</text:span> as well as a source file called scores.txt. The scores.txt is a fixed record of 14 characters. <text:span text:style-name="T66">The program’s goal is to find the record with the highest GPA</text:span><text:span text:style-name="T57">. </text:span>Each record has a name and a GPA. The starter code is attempting <text:span text:style-name="T65">and intending </text:span>to concurrently read the file by both parent and child process<text:span text:style-name="T78">es</text:span> using two different file descriptors – <text:span text:style-name="T72">the first </text:span><text:span text:style-name="T50">fd </text:span>starts at the beginning of the <text:span text:style-name="T50">scores.txt</text:span> file while the <text:span text:style-name="T72">second </text:span><text:span text:style-name="T50">fd2</text:span> <text:span text:style-name="T72">starts in </text:span>the middle of the <text:span text:style-name="T50">scores.txt</text:span> file. This way parent and child processes search exactly one half of a file <text:span text:style-name="T72">and with two processes, the search task is two times faster</text:span>. The <text:span text:style-name="T50">Lab</text:span><text:span text:style-name="T51">5</text:span><text:span text:style-name="T50">Part</text:span><text:span text:style-name="T51">1</text:span><text:span text:style-name="T50">.h</text:span> defines a <text:span text:style-name="T50">struct sh_data</text:span> with two slots: <text:span text:style-name="T50">name</text:span> and <text:span text:style-name="T50">GPA</text:span>.</text:p>
      <text:p text:style-name="P29"/>
      <text:p text:style-name="P29">Your task is to create a shared memory of the size struct. Attach the shared memory to a child and parent respectively, and update the struct <text:span text:style-name="T65">by either of the </text:span>processes (parent/child) when the process reads a record from the <text:span text:style-name="T50">scores.txt</text:span> file with higher gpa than the one <text:span text:style-name="T57">currently </text:span>stored in the shared struct. </text:p>
      <text:p text:style-name="P13"/>
      <text:p text:style-name="P14"><text:soft-page-break/>Save your file as Lab5Part1a_Solution.c. </text:p>
      <text:p text:style-name="P14"/>
      <text:p text:style-name="P30">Here is a screenshot of a sample <text:span text:style-name="T78">(non-deterministic) </text:span>solution:<text:line-break/><text:span text:style-name="T50">File size is: 140</text:span></text:p>
      <text:p text:style-name="P38">A: Initial value: none:0.0</text:p>
      <text:p text:style-name="P38">P: in parent</text:p>
      <text:p text:style-name="P38">C: in child</text:p>
      <text:p text:style-name="P38">P: found higher GPA pluto: 2.9</text:p>
      <text:p text:style-name="P38">P: found higher GPA count: 4.0</text:p>
      <text:p text:style-name="P38">C: found higher GPA fuzzy: 3.1</text:p>
      <text:p text:style-name="P38">A: Highest gpa found: count: 4.000000</text:p>
      <text:p text:style-name="P38">A: Highest gpa found: count: 4.000000</text:p>
      <text:p text:style-name="P13"/>
      <text:p text:style-name="P27"><text:span text:style-name="T73">a</text:span>. Copy and paste your source code and the output of your program here. <text:span text:style-name="T58">If you used a different file to test your solution, please upload the file with your lab submission.</text:span></text:p>
      <text:p text:style-name="P33">Answer:</text:p>
      <text:p text:style-name="P35">Program’s output:</text:p>
      <text:p text:style-name="P33"/>
      <text:p text:style-name="P35">Your code inserted at line(s): 41</text:p>
      <text:p text:style-name="P31"/>
      <text:p text:style-name="P35">Your code inserted at line(s): 47</text:p>
      <text:p text:style-name="P34"/>
      <text:p text:style-name="P35">Your code inserted at line(s): 67</text:p>
      <text:p text:style-name="P32"/>
      <text:p text:style-name="P35">Your code inserted at line(s): 75</text:p>
      <text:p text:style-name="P35"/>
      <text:p text:style-name="P35">Your code inserted at line(s): 82</text:p>
      <text:p text:style-name="P34"/>
      <text:p text:style-name="P35">Your code inserted at line(s): 88</text:p>
      <text:p text:style-name="P34"/>
      <text:p text:style-name="P35">Your code inserted at line(s): 98</text:p>
      <text:p text:style-name="P34"/>
      <text:p text:style-name="P35">Your code inserted at line(s): 106</text:p>
      <text:p text:style-name="P34"/>
      <text:p text:style-name="P35">Your code inserted at line(s): 114</text:p>
      <text:p text:style-name="P34"/>
      <text:p text:style-name="P35">Your code inserted at line(s): 120</text:p>
      <text:p text:style-name="P34"/>
      <text:p text:style-name="P35">Your code inserted at line(s): 128</text:p>
      <text:p text:style-name="P34"/>
      <text:p text:style-name="P21"/>
      <text:p text:style-name="P28"><text:span text:style-name="T73">b</text:span>. <text:s/><text:span text:style-name="T59">Good work. </text:span><text:span text:style-name="T75">T</text:span><text:span text:style-name="T59">he way </text:span><text:span text:style-name="T75">your solutions is </text:span><text:span text:style-name="T59">code-</text:span><text:span text:style-name="T75">up, c</text:span><text:span text:style-name="T59">ould there be a race condition </text:span><text:span text:style-name="T73">when </text:span><text:span text:style-name="T59">writing into the shared </text:span><text:span text:style-name="T52">struct? </text:span><text:span text:style-name="T59">Describe the race condition scenario. </text:span><text:span text:style-name="T73">(Hint: would there be a race condition if both processes would only read from the shared struct?)</text:span></text:p>
      <text:p text:style-name="P33">Answer: </text:p>
      <text:p text:style-name="P66"/>
      <text:p text:style-name="P7"><text:span text:style-name="T16">c. The </text:span><text:span text:style-name="T22">above question asked to explain a possible race condition. Now, being explicitly aware of the race condition</text:span><text:span text:style-name="T14">, </text:span><text:span text:style-name="T23">let’s think </text:span><text:span text:style-name="T22">about </text:span><text:span text:style-name="T23">how </text:span><text:span text:style-name="T22">to fix the code </text:span><text:span text:style-name="T23">and </text:span><text:span text:style-name="T14">protect the access to shared memory </text:span><text:span text:style-name="T23">with </text:span><text:span text:style-name="T22">the </text:span><text:span text:style-name="T23">exclusive lock</text:span><text:span text:style-name="T22">(</text:span><text:span text:style-name="T23">s</text:span><text:span text:style-name="T22">)</text:span><text:span text:style-name="T14">. </text:span><text:span text:style-name="T24">(Hint: </text:span><text:a xlink:type="simple" xlink:href="https://www.gnu.org/software/libc/manual/html_node/ISO-C-Mutexes.html" text:style-name="Internet_20_link" text:visited-style-name="Visited_20_Internet_20_Link">https://www.gnu.org/software/libc/manual/html_node/ISO-C-Mutexes.html</text:a><text:span text:style-name="T24"> included in C11 standard, implemented in glibc and included in threads.h)</text:span></text:p>
      <text:p text:style-name="P21"/>
      <text:p text:style-name="P8"><text:soft-page-break/><text:span text:style-name="T25">Describe (no need code it up) how would you alter </text:span><text:span text:style-name="T22">your </text:span><text:span text:style-name="T25">code </text:span><text:span text:style-name="T26">that </text:span><text:span text:style-name="T25">would </text:span><text:span text:style-name="T26">protect the write operation into the shared </text:span><text:span text:style-name="T22">struct</text:span><text:span text:style-name="T26"> using mutex primitive. </text:span><text:span text:style-name="T25">To do this, please answer the following:</text:span></text:p>
      <text:p text:style-name="P14"/>
      <text:p text:style-name="P62"><text:span text:style-name="T25">i. </text:span><text:span text:style-name="T22">T</text:span><text:span text:style-name="T27">hink </text:span><text:span text:style-name="T22">about </text:span><text:span text:style-name="T27">using </text:span><text:span text:style-name="T22">a </text:span><text:span text:style-name="T27">sleep </text:span><text:span text:style-name="T22">function </text:span><text:span text:style-name="T27">to force the process pre-emption </text:span><text:span text:style-name="T22">and resulting in a race condition between two threads</text:span><text:span text:style-name="T27">. Give the LOC </text:span><text:span text:style-name="T22">where you would insert the sleep function to force </text:span><text:span text:style-name="T27">the race-condition AND describe how this change tests or forces the race-condition.</text:span></text:p>
      <text:p text:style-name="P60"><text:span text:style-name="T74">Answer:</text:span> </text:p>
      <text:p text:style-name="P60"/>
      <text:p text:style-name="P59">ii. <text:span text:style-name="T71">Now, h</text:span>ow would you alter <text:span text:style-name="T71">the code to avoid the race condition? There are two solutions: (a) how would you alter the </text:span>header <text:span text:style-name="T71">(struct definition) to fix the trace condition or (b) use mtx_t constructs to </text:span>implement <text:span text:style-name="T71">the fix.</text:span></text:p>
      <text:p text:style-name="P67">Answer:</text:p>
      <text:p text:style-name="P67"/>
      <text:p text:style-name="P61"><text:span text:style-name="T75">iii</text:span><text:span text:style-name="T70">. S</text:span>hould we be protecting the read operation of the shared memory? Why /why not?</text:p>
      <text:p text:style-name="P67">Answer:</text:p>
      <text:p text:style-name="P22"/>
      <text:p text:style-name="P23"/>
      <text:p text:style-name="P23"/>
      <text:p text:style-name="P11">Part <text:span text:style-name="T46">2 (35pts)</text:span> <text:span text:style-name="T46">Multiple arguments as lightweight thread’s payload.</text:span></text:p>
      <text:p text:style-name="P23">In class, we had a simple example of evoking two <text:span text:style-name="T60">lightweight </text:span>threads with a single argument being sent into the thread for processing. What if <text:span text:style-name="T60">you need to send </text:span>multiple <text:span text:style-name="T60">data-points as </text:span>arguments <text:span text:style-name="T60">to the thread function for processing?</text:span></text:p>
      <text:p text:style-name="P37"/>
      <text:list xml:id="list1003029634" text:style-name="L1">
        <text:list-item text:start-value="1">
          <text:p text:style-name="P68">//compile and links with -lpthread</text:p>
        </text:list-item>
        <text:list-item>
          <text:p text:style-name="P68">#include &lt;stdio.h&gt;</text:p>
        </text:list-item>
        <text:list-item>
          <text:p text:style-name="P68">#include &lt;stdlib.h&gt;</text:p>
        </text:list-item>
        <text:list-item>
          <text:p text:style-name="P68">#include &lt;pthread.h&gt;</text:p>
        </text:list-item>
        <text:list-item>
          <text:p text:style-name="P68">#include &lt;semaphore.h&gt;</text:p>
        </text:list-item>
        <text:list-item>
          <text:p text:style-name="P68">#include &lt;values.h&gt;</text:p>
        </text:list-item>
        <text:list-item>
          <text:p text:style-name="P68"/>
        </text:list-item>
        <text:list-item>
          <text:p text:style-name="P68">//declare a struct to be passed to the print function</text:p>
        </text:list-item>
        <text:list-item>
          <text:p text:style-name="P68">// struct will contain:</text:p>
        </text:list-item>
        <text:list-item>
          <text:p text:style-name="P68">// FILE* an opened FILE* to output file</text:p>
        </text:list-item>
        <text:list-item>
          <text:p text:style-name="P68">// char* the message to be printed into a file</text:p>
        </text:list-item>
        <text:list-item>
          <text:p text:style-name="P68">// int of the CLI index of the message </text:p>
        </text:list-item>
        <text:list-item>
          <text:p text:style-name="P68">pthread_mutex_t pthr_lock;</text:p>
        </text:list-item>
        <text:list-item>
          <text:p text:style-name="P68"/>
        </text:list-item>
        <text:list-item>
          <text:p text:style-name="P68">// Alter the foll<text:span text:style-name="T48">o</text:span>wing print function so it will:</text:p>
        </text:list-item>
        <text:list-item>
          <text:p text:style-name="P68">// use struct passed in as an argument</text:p>
        </text:list-item>
        <text:list-item>
          <text:p text:style-name="P68">// print to a file</text:p>
        </text:list-item>
        <text:list-item>
          <text:p text:style-name="P68">// print struct's &lt;int&gt;: &lt;message&gt; into a file</text:p>
        </text:list-item>
        <text:list-item>
          <text:p text:style-name="P68">int print_message_function( void *ptr_arg ){</text:p>
        </text:list-item>
        <text:list-item>
          <text:p text:style-name="P68"><text:tab/>char * msg = (char *) ptr_arg;</text:p>
        </text:list-item>
        <text:list-item>
          <text:p text:style-name="P68"><text:tab/>printf("Entering Thread\n");</text:p>
        </text:list-item>
        <text:list-item>
          <text:p text:style-name="P68"><text:tab/>pthread_mutex_lock(&amp;pthr_lock);</text:p>
        </text:list-item>
        <text:list-item>
          <text:p text:style-name="P68"><text:tab/>printf("Inside Thread -- protected area\n");</text:p>
        </text:list-item>
        <text:list-item>
          <text:p text:style-name="P68"><text:tab/>//printing struct to file </text:p>
        </text:list-item>
        <text:list-item>
          <text:p text:style-name="P68"><text:tab/>printf("Exiting Thread -- closing protected area\n");</text:p>
        </text:list-item>
        <text:list-item>
          <text:p text:style-name="P68"><text:tab/>pthread_mutex_unlock(&amp;pthr_lock);</text:p>
        </text:list-item>
        <text:list-item>
          <text:p text:style-name="P68"><text:tab/>pthread_exit(0);</text:p>
        </text:list-item>
        <text:list-item>
          <text:p text:style-name="P68"><text:soft-page-break/>}</text:p>
        </text:list-item>
        <text:list-item>
          <text:p text:style-name="P68"/>
        </text:list-item>
        <text:list-item>
          <text:p text:style-name="P68">// illustrate passing multiple arguments to a threaded method/function </text:p>
        </text:list-item>
        <text:list-item>
          <text:p text:style-name="P68">// CLI arguments ./Lab5Part2 &lt;output file name&gt; &lt;arg&gt; &lt;arg&gt; &lt;arg&gt; ...</text:p>
        </text:list-item>
        <text:list-item>
          <text:p text:style-name="P68">// each CLI argument will be processed by a single thread</text:p>
        </text:list-item>
        <text:list-item>
          <text:p text:style-name="P68">// each argument will be printed to &lt;output file name&gt; file </text:p>
        </text:list-item>
        <text:list-item>
          <text:p text:style-name="P68">int main(int argc, char* argc[]){</text:p>
        </text:list-item>
        <text:list-item>
          <text:p text:style-name="P68"><text:tab/>//dynamically allocate an array of pthread_t one thread per &lt;arg&gt;</text:p>
        </text:list-item>
        <text:list-item>
          <text:p text:style-name="P68"/>
        </text:list-item>
        <text:list-item>
          <text:p text:style-name="P68"><text:tab/>//open &lt;output file name&gt; file for writing</text:p>
        </text:list-item>
        <text:list-item>
          <text:p text:style-name="P68"/>
        </text:list-item>
        <text:list-item>
          <text:p text:style-name="P68"><text:tab/>// allocate struct </text:p>
        </text:list-item>
        <text:list-item>
          <text:p text:style-name="P68"/>
        </text:list-item>
        <text:list-item>
          <text:p text:style-name="P68"><text:tab/>//setup mutex</text:p>
        </text:list-item>
        <text:list-item>
          <text:p text:style-name="P68"><text:tab/>if (pthread_mutex_init(&amp;pthr_lock, NULL) != 0) { </text:p>
        </text:list-item>
        <text:list-item>
          <text:p text:style-name="P68"><text:s text:c="8"/>perror("mutex init fail"); </text:p>
        </text:list-item>
        <text:list-item>
          <text:p text:style-name="P68"><text:s text:c="8"/>return 1; </text:p>
        </text:list-item>
        <text:list-item>
          <text:p text:style-name="P68"><text:s text:c="4"/>} </text:p>
        </text:list-item>
        <text:list-item>
          <text:p text:style-name="P68"><text:s text:c="4"/>//for loop</text:p>
        </text:list-item>
        <text:list-item>
          <text:p text:style-name="P68"><text:s text:c="8"/>//load arg struct</text:p>
        </text:list-item>
        <text:list-item>
          <text:p text:style-name="P68"><text:s text:c="4"/><text:tab/>// use argc[] parameters to sent to print message</text:p>
        </text:list-item>
        <text:list-item>
          <text:p text:style-name="P68"><text:s text:c="8"/>//create thread</text:p>
        </text:list-item>
        <text:list-item>
          <text:p text:style-name="P68"><text:s/></text:p>
        </text:list-item>
        <text:list-item>
          <text:p text:style-name="P68"><text:tab/>//threads joined</text:p>
        </text:list-item>
        <text:list-item>
          <text:p text:style-name="P68"/>
        </text:list-item>
        <text:list-item>
          <text:p text:style-name="P68"><text:s text:c="4"/>//destro<text:span text:style-name="T53">y</text:span> mutex</text:p>
        </text:list-item>
        <text:list-item>
          <text:p text:style-name="P68"><text:tab/>pthread_mutex_destroy(&amp;pthr_lock); </text:p>
        </text:list-item>
        <text:list-item>
          <text:p text:style-name="P68"><text:tab/>return EXIT_SUCCESS;</text:p>
        </text:list-item>
        <text:list-item>
          <text:p text:style-name="P68">}</text:p>
        </text:list-item>
      </text:list>
      <text:p text:style-name="P44"/>
      <text:p text:style-name="P47">The above is the skeleton code from the <text:span text:style-name="T60">in-class activity</text:span>. This time it includes comments of how you need to augment the code to accomplish the following: <text:span text:style-name="T49">when the code executes from CLI with the following arguments:</text:span></text:p>
      <text:p text:style-name="P45"/>
      <text:p text:style-name="P86">./Lab5Part2 <text:span text:style-name="T49">out.txt</text:span> <text:span text:style-name="T49">Course:CS334 Name:OperatingSystems Term:Spring202</text:span><text:span text:style-name="T79">4</text:span><text:span text:style-name="T49"> Credits:3 Section:007 Instructor:</text:span><text:span text:style-name="T79">Bond</text:span><text:span text:style-name="T49"> </text:span></text:p>
      <text:p text:style-name="P84"/>
      <text:p text:style-name="P46"><text:span text:style-name="T60">The code needs to </text:span>produce an output file out.txt with the following <text:span text:style-name="T60">output </text:span>(<text:span text:style-name="T60">Note: </text:span>the <text:span text:style-name="T60">order of </text:span>line<text:span text:style-name="T60">s </text:span>might differ <text:span text:style-name="T60">as the threads might finish at different times thus in different order</text:span>):</text:p>
      <text:p text:style-name="P85">2: Course:CS334</text:p>
      <text:p text:style-name="P85">3: Name:OperatingSystems</text:p>
      <text:p text:style-name="P85">4: Term:Spring202<text:span text:style-name="T79">4</text:span></text:p>
      <text:p text:style-name="P85">5: Credits:<text:span text:style-name="T68">3</text:span></text:p>
      <text:p text:style-name="P85">6: Section:007 </text:p>
      <text:p text:style-name="P83"><text:span text:style-name="T40">7: Instructor:</text:span><text:span text:style-name="T41">Bond</text:span></text:p>
      <text:p text:style-name="P45"/>
      <text:p text:style-name="P49"><text:span text:style-name="T63">Save your file as Lab5Part</text:span><text:span text:style-name="T64">2</text:span><text:span text:style-name="T63">_Solution.c</text:span></text:p>
      <text:p text:style-name="P58"/>
      <text:p text:style-name="P49"><text:span text:style-name="T49">a</text:span>. Execute your <text:span text:style-name="T49">code </text:span><text:span text:style-name="T76">using different </text:span><text:span text:style-name="T49">CLI parameter inputs (at least 3 different scenarios). Show both the CLI you executed and the output. Note, you need to allow for an arbitrary number of CLI parameters to be processed.</text:span></text:p>
      <text:p text:style-name="P55"><text:span text:style-name="T74">Answer:</text:span> </text:p>
      <text:p text:style-name="P48"><text:soft-page-break/></text:p>
      <text:p text:style-name="P46">b. <text:span text:style-name="T53">Now, how would you re-design your solution if your job would be to use only </text:span><text:span text:style-name="T79">a maximum of </text:span><text:span text:style-name="T53">½ threads as the number of arguments passed into the program? </text:span><text:span text:style-name="T79">Meaning, at any point in time, there will be no more than ½ of the arguments number of threads alive. </text:span><text:span text:style-name="T53">In short describe your solution design here:</text:span></text:p>
      <text:p text:style-name="P69">Answer:</text:p>
      <text:p text:style-name="P69"/>
      <text:p text:style-name="P73">c. The above design consideration has real life implications. Why would you want to limit the maximum number of threads to be in the scope/alive when program is running to a constant number?</text:p>
      <text:p text:style-name="P71">Answer:</text:p>
      <text:p text:style-name="P71"/>
      <text:p text:style-name="P11">Part <text:span text:style-name="T53">3 (30pts)</text:span> <text:span text:style-name="T53">Semaphores and heavy threads.</text:span></text:p>
      <text:p text:style-name="P24">Here is <text:span text:style-name="T54">one </text:span><text:span text:style-name="T77">(not so pretty) </text:span>solution to <text:span text:style-name="T77">the </text:span>dining philosophers <text:span text:style-name="T54">problem. </text:span><text:a xlink:type="simple" xlink:href="https://en.wikipedia.org/wiki/Dining_philosophers_problem" text:style-name="Internet_20_link" text:visited-style-name="Visited_20_Internet_20_Link"><text:span text:style-name="T77">h</text:span></text:a><text:a xlink:type="simple" xlink:href="https://en.wikipedia.org/wiki/Dining_philosophers_problem" text:style-name="Internet_20_link" text:visited-style-name="Visited_20_Internet_20_Link"><text:span text:style-name="T54">ttps://en.wikipedia.org/wiki/Dining_philosophers_problem</text:span></text:a><text:span text:style-name="T54"> </text:span></text:p>
      <text:list xml:id="list3147633319" text:style-name="L2">
        <text:list-item>
          <text:p text:style-name="P75">#include &lt;stdio.h&gt;</text:p>
        </text:list-item>
        <text:list-item>
          <text:p text:style-name="P76">#include &lt;stdlib.h&gt;</text:p>
        </text:list-item>
        <text:list-item>
          <text:p text:style-name="P76">#include &lt;string.h&gt;</text:p>
        </text:list-item>
        <text:list-item>
          <text:p text:style-name="P76">/* #include &lt;signal.h&gt;</text:p>
        </text:list-item>
        <text:list-item>
          <text:p text:style-name="P76">#include &lt;sys/types.h&gt;</text:p>
        </text:list-item>
        <text:list-item>
          <text:p text:style-name="P76">#include &lt;sys/wait.h&gt;</text:p>
        </text:list-item>
        <text:list-item>
          <text:p text:style-name="P76">#include &lt;sys/sem.h&gt;</text:p>
        </text:list-item>
        <text:list-item>
          <text:p text:style-name="P76">#include &lt;sys/ipc.h&gt;</text:p>
        </text:list-item>
        <text:list-item>
          <text:p text:style-name="P76">#include &lt;sys/shm.h&gt;</text:p>
        </text:list-item>
        <text:list-item>
          <text:p text:style-name="P76">#include &lt;unistd.h&gt;</text:p>
        </text:list-item>
        <text:list-item>
          <text:p text:style-name="P76">#include &lt;errno.h&gt;</text:p>
        </text:list-item>
        <text:list-item>
          <text:p text:style-name="P76">*/</text:p>
        </text:list-item>
        <text:list-item>
          <text:p text:style-name="P76"/>
        </text:list-item>
        <text:list-item>
          <text:p text:style-name="P76">#define Left(p)<text:tab/>(p)</text:p>
        </text:list-item>
        <text:list-item>
          <text:p text:style-name="P76">#define Right(p) (((p)+1) % N)</text:p>
        </text:list-item>
        <text:list-item>
          <text:p text:style-name="P76"/>
        </text:list-item>
        <text:list-item>
          <text:p text:style-name="P76">typedef<text:tab/>int * semaphore;</text:p>
        </text:list-item>
        <text:list-item>
          <text:p text:style-name="P76"/>
        </text:list-item>
        <text:list-item>
          <text:p text:style-name="P76">semaphore chopstick[100];</text:p>
        </text:list-item>
        <text:list-item>
          <text:p text:style-name="P76">int fork(void);</text:p>
        </text:list-item>
        <text:list-item>
          <text:p text:style-name="P76">semaphore makeSemaphore(void);</text:p>
        </text:list-item>
        <text:list-item>
          <text:p text:style-name="P76">void philosopher(int me);</text:p>
        </text:list-item>
        <text:list-item>
          <text:p text:style-name="P76">void pickUp (int me);</text:p>
        </text:list-item>
        <text:list-item>
          <text:p text:style-name="P76">int pipe (int pd[2]);</text:p>
        </text:list-item>
        <text:list-item>
          <text:p text:style-name="P76">void putDown(int me);</text:p>
        </text:list-item>
        <text:list-item>
          <text:p text:style-name="P76">int read(int fd, void *buf, unsigned len);</text:p>
        </text:list-item>
        <text:list-item>
          <text:p text:style-name="P76">void signal (semaphore s);</text:p>
        </text:list-item>
        <text:list-item>
          <text:p text:style-name="P76">void wait(semaphore s);</text:p>
        </text:list-item>
        <text:list-item>
          <text:p text:style-name="P76">void sleep(unsigned seconds);</text:p>
        </text:list-item>
        <text:list-item>
          <text:p text:style-name="P76">int write(int fd, void *buf, unsigned len);</text:p>
        </text:list-item>
        <text:list-item>
          <text:p text:style-name="P76"/>
        </text:list-item>
        <text:list-item>
          <text:p text:style-name="P76">int N;</text:p>
        </text:list-item>
        <text:list-item>
          <text:p text:style-name="P76">int BusyEating;</text:p>
        </text:list-item>
        <text:list-item>
          <text:p text:style-name="P76">int BusyThinking;</text:p>
        </text:list-item>
        <text:list-item>
          <text:p text:style-name="P76"/>
        </text:list-item>
        <text:list-item>
          <text:p text:style-name="P76">int main(int argc, char *argv[]){</text:p>
        </text:list-item>
        <text:list-item>
          <text:p text:style-name="P76"><text:tab/>int i;</text:p>
        </text:list-item>
        <text:list-item>
          <text:p text:style-name="P76"><text:tab/>if (argc == 3){</text:p>
        </text:list-item>
        <text:list-item>
          <text:p text:style-name="P76"><text:tab/><text:tab/>N = atoi(argv[1]);</text:p>
        </text:list-item>
        <text:list-item>
          <text:p text:style-name="P76"><text:soft-page-break/><text:tab/><text:tab/>BusyEating = BusyThinking = atoi(argv[2]);</text:p>
        </text:list-item>
        <text:list-item>
          <text:p text:style-name="P76"><text:tab/>}else{</text:p>
        </text:list-item>
        <text:list-item>
          <text:p text:style-name="P76"><text:tab/><text:tab/>printf("Usage: ./Lab5Part3 &lt;N philos&gt; &lt;x <text:span text:style-name="T54">sec to</text:span> eat/<text:span text:style-name="T54">wait</text:span>&gt;\n");</text:p>
        </text:list-item>
        <text:list-item>
          <text:p text:style-name="P76"><text:tab/><text:tab/>exit(1);</text:p>
        </text:list-item>
        <text:list-item>
          <text:p text:style-name="P76"><text:tab/>}</text:p>
        </text:list-item>
        <text:list-item>
          <text:p text:style-name="P76"><text:tab/></text:p>
        </text:list-item>
        <text:list-item>
          <text:p text:style-name="P76"><text:tab/>for (i=0; i &lt; N; ++i){</text:p>
        </text:list-item>
        <text:list-item>
          <text:p text:style-name="P76"><text:tab/><text:tab/>chopstick[i] = makeSemaphore();</text:p>
        </text:list-item>
        <text:list-item>
          <text:p text:style-name="P76"><text:tab/><text:tab/>signal(chopstick[i]);</text:p>
        </text:list-item>
        <text:list-item>
          <text:p text:style-name="P76"><text:tab/>}</text:p>
        </text:list-item>
        <text:list-item>
          <text:p text:style-name="P76"><text:tab/>for (i=0; i &lt; N - 1; ++i){</text:p>
        </text:list-item>
        <text:list-item>
          <text:p text:style-name="P76"><text:tab/><text:tab/>if (fork() == 0)</text:p>
        </text:list-item>
        <text:list-item>
          <text:p text:style-name="P76"><text:tab/><text:tab/><text:tab/>break;</text:p>
        </text:list-item>
        <text:list-item>
          <text:p text:style-name="P76"><text:tab/>}</text:p>
        </text:list-item>
        <text:list-item>
          <text:p text:style-name="P76"><text:tab/>philosopher(i);</text:p>
        </text:list-item>
        <text:list-item>
          <text:p text:style-name="P76"><text:tab/>return 0;</text:p>
        </text:list-item>
        <text:list-item>
          <text:p text:style-name="P76">}</text:p>
        </text:list-item>
        <text:list-item>
          <text:p text:style-name="P76"/>
        </text:list-item>
        <text:list-item>
          <text:p text:style-name="P76">void pickUp (int me){</text:p>
        </text:list-item>
        <text:list-item>
          <text:p text:style-name="P76"><text:tab/>if (me ==0){</text:p>
        </text:list-item>
        <text:list-item>
          <text:p text:style-name="P76"><text:tab/><text:tab/>wait(chopstick[Right(me)]);</text:p>
        </text:list-item>
        <text:list-item>
          <text:p text:style-name="P76"><text:tab/><text:tab/>printf("Ph: %d picks up right chopstick \n", me);</text:p>
        </text:list-item>
        <text:list-item>
          <text:p text:style-name="P76"><text:s text:c="8"/>/*simulate picking up chopsticks - en<text:span text:style-name="T56">c</text:span>ourage deadlock */</text:p>
        </text:list-item>
        <text:list-item>
          <text:p text:style-name="P76"><text:tab/><text:tab/>sleep (1);<text:tab/></text:p>
        </text:list-item>
        <text:list-item>
          <text:p text:style-name="P76"><text:tab/><text:tab/>wait(chopstick[Left(me)]);</text:p>
        </text:list-item>
        <text:list-item>
          <text:p text:style-name="P76"><text:tab/><text:tab/>printf("Ph: %d picks up left chopstick \n", me);</text:p>
        </text:list-item>
        <text:list-item>
          <text:p text:style-name="P76"><text:tab/>}else{</text:p>
        </text:list-item>
        <text:list-item>
          <text:p text:style-name="P76"><text:tab/><text:tab/>wait(chopstick[Left(me)]);</text:p>
        </text:list-item>
        <text:list-item>
          <text:p text:style-name="P76"><text:tab/><text:tab/>printf("Ph: %d pick up left chopstick \n", me);</text:p>
        </text:list-item>
        <text:list-item>
          <text:p text:style-name="P76"><text:tab/><text:tab/>sleep(1);</text:p>
        </text:list-item>
        <text:list-item>
          <text:p text:style-name="P76"><text:tab/><text:tab/>wait(chopstick[Right(me)]);</text:p>
        </text:list-item>
        <text:list-item>
          <text:p text:style-name="P76"><text:tab/><text:tab/>printf("Ph: %d pick up right chopstick \n", me);</text:p>
        </text:list-item>
        <text:list-item>
          <text:p text:style-name="P76"><text:tab/>}</text:p>
        </text:list-item>
        <text:list-item>
          <text:p text:style-name="P76">}</text:p>
        </text:list-item>
        <text:list-item>
          <text:p text:style-name="P76"/>
        </text:list-item>
        <text:list-item>
          <text:p text:style-name="P76">void putDown(int me){</text:p>
        </text:list-item>
        <text:list-item>
          <text:p text:style-name="P76"><text:tab/>signal(chopstick[Left(me)]);</text:p>
        </text:list-item>
        <text:list-item>
          <text:p text:style-name="P76"><text:tab/>signal(chopstick[Right(me)]);</text:p>
        </text:list-item>
        <text:list-item>
          <text:p text:style-name="P76"><text:tab/>printf("Ph: %d done eating and gave up chopstick<text:span text:style-name="T54">s</text:span> \n", me);</text:p>
        </text:list-item>
        <text:list-item>
          <text:p text:style-name="P76">}</text:p>
        </text:list-item>
        <text:list-item>
          <text:p text:style-name="P76"/>
        </text:list-item>
        <text:list-item>
          <text:p text:style-name="P76"/>
        </text:list-item>
        <text:list-item>
          <text:p text:style-name="P76">void philosopher (int me){</text:p>
        </text:list-item>
        <text:list-item>
          <text:p text:style-name="P76"><text:tab/>char *s;</text:p>
        </text:list-item>
        <text:list-item>
          <text:p text:style-name="P76"><text:tab/>int <text:span text:style-name="T55">i</text:span> = 1 ;</text:p>
        </text:list-item>
        <text:list-item>
          <text:p text:style-name="P76"/>
        </text:list-item>
        <text:list-item>
          <text:p text:style-name="P76"><text:tab/>for (;;++i){</text:p>
        </text:list-item>
        <text:list-item>
          <text:p text:style-name="P76"><text:tab/><text:tab/>pickUp(me);</text:p>
        </text:list-item>
        <text:list-item>
          <text:p text:style-name="P76"><text:tab/><text:tab/>s = ( i==1 ? "st" : i==2 ? "nd" : i==3 ? "rd" : "th");</text:p>
        </text:list-item>
        <text:list-item>
          <text:p text:style-name="P76"><text:tab/><text:tab/>printf("Ph: %d eating for the %d%s time \n",me,i,s);</text:p>
        </text:list-item>
        <text:list-item>
          <text:p text:style-name="P76"><text:tab/><text:tab/>sleep(BusyEating);</text:p>
        </text:list-item>
        <text:list-item>
          <text:p text:style-name="P76"><text:tab/><text:tab/>putDown(me);</text:p>
        </text:list-item>
        <text:list-item>
          <text:p text:style-name="P76"><text:tab/><text:tab/>printf("Ph: %d thinking \n", me);</text:p>
        </text:list-item>
        <text:list-item>
          <text:p text:style-name="P76"><text:tab/><text:tab/>sleep (BusyThinking);</text:p>
        </text:list-item>
        <text:list-item>
          <text:p text:style-name="P76"><text:soft-page-break/><text:tab/>}</text:p>
        </text:list-item>
        <text:list-item>
          <text:p text:style-name="P76">}</text:p>
        </text:list-item>
        <text:list-item>
          <text:p text:style-name="P76"/>
        </text:list-item>
        <text:list-item>
          <text:p text:style-name="P76">semaphore makeSemaphore(void){</text:p>
        </text:list-item>
        <text:list-item>
          <text:p text:style-name="P76"><text:tab/>int *sema;</text:p>
        </text:list-item>
        <text:list-item>
          <text:p text:style-name="P76"><text:tab/>sema = calloc (2, sizeof(int));</text:p>
        </text:list-item>
        <text:list-item>
          <text:p text:style-name="P76"><text:tab/>pipe(sema);</text:p>
        </text:list-item>
        <text:list-item>
          <text:p text:style-name="P76"><text:tab/>return sema;</text:p>
        </text:list-item>
        <text:list-item>
          <text:p text:style-name="P76">}</text:p>
        </text:list-item>
        <text:list-item>
          <text:p text:style-name="P76"/>
        </text:list-item>
        <text:list-item>
          <text:p text:style-name="P76">void wait(semaphore s){</text:p>
        </text:list-item>
        <text:list-item>
          <text:p text:style-name="P76"><text:tab/>int readBuf;</text:p>
        </text:list-item>
        <text:list-item>
          <text:p text:style-name="P76"/>
        </text:list-item>
        <text:list-item>
          <text:p text:style-name="P76"><text:tab/>if(read(s[0], &amp;readBuf,1) &lt;= 0)<text:tab/>{</text:p>
        </text:list-item>
        <text:list-item>
          <text:p text:style-name="P76"><text:tab/><text:tab/>printf("Error: wait() failed, check semaphore creation.\n");</text:p>
        </text:list-item>
        <text:list-item>
          <text:p text:style-name="P76"><text:tab/><text:tab/>exit(1);</text:p>
        </text:list-item>
        <text:list-item>
          <text:p text:style-name="P76"><text:tab/>}</text:p>
        </text:list-item>
        <text:list-item>
          <text:p text:style-name="P76">}</text:p>
        </text:list-item>
        <text:list-item>
          <text:p text:style-name="P76"/>
        </text:list-item>
        <text:list-item>
          <text:p text:style-name="P76">void signal (semaphore s){</text:p>
        </text:list-item>
        <text:list-item>
          <text:p text:style-name="P76"><text:tab/>if(write(s[1],"x", 1) &lt;= 0){</text:p>
        </text:list-item>
        <text:list-item>
          <text:p text:style-name="P76"><text:tab/><text:tab/>printf("Error: write() failed check semaphore creation.\n");</text:p>
        </text:list-item>
        <text:list-item>
          <text:p text:style-name="P76"><text:tab/><text:tab/>exit(1);</text:p>
        </text:list-item>
        <text:list-item>
          <text:p text:style-name="P76"><text:tab/>}</text:p>
        </text:list-item>
        <text:list-item>
          <text:p text:style-name="P76">}</text:p>
        </text:list-item>
      </text:list>
      <text:p text:style-name="P50"/>
      <text:p text:style-name="P52">a. <text:span text:style-name="T76">A</text:span>nalyze the <text:span text:style-name="T76">above </text:span>code. <text:span text:style-name="T60">Make sure you compile and run the code </text:span><text:span text:style-name="T76">and you </text:span><text:span text:style-name="T60">run the code through </text:span><text:span text:style-name="T76">a </text:span><text:span text:style-name="T60">debugger to see what it does.</text:span></text:p>
      <text:p text:style-name="P52">Answer the following questions. In your answers, please reference the code lines above that <text:span text:style-name="T55">support your answers.</text:span></text:p>
      <text:list xml:id="list3048227311" text:style-name="L3">
        <text:list-item>
          <text:p text:style-name="P77"><text:s text:c="3"/>Give a short ( 1 paragraph ) description of <text:span text:style-name="T62">how</text:span> the above code solves the dining philosophers problem.</text:p>
          <text:p text:style-name="P82">Answer:</text:p>
          <text:p text:style-name="P82"/>
        </text:list-item>
        <text:list-item>
          <text:p text:style-name="P79">When philosopher is called at the end of the main, what is <text:span text:style-name="T50">‘i’</text:span> being initialized to?</text:p>
          <text:p text:style-name="P82">Answer:</text:p>
          <text:p text:style-name="P82"/>
        </text:list-item>
        <text:list-item>
          <text:p text:style-name="P78">How is the int<text:span text:style-name="T55">ra-</text:span>process communication accomplished? <text:span text:style-name="T55">What is the role of the pipe in this context?</text:span></text:p>
          <text:p text:style-name="P82">Answer:</text:p>
          <text:p text:style-name="P82"/>
        </text:list-item>
        <text:list-item>
          <text:p text:style-name="P78">What type of information is <text:span text:style-name="T55">a </text:span>chopstick?</text:p>
          <text:p text:style-name="P82">Answer:</text:p>
          <text:p text:style-name="P82"/>
        </text:list-item>
        <text:list-item>
          <text:p text:style-name="P80">What pseudo-semaphore convention is used to acquire locks to protect a philosopher’s eating?</text:p>
          <text:p text:style-name="P82">Answer:</text:p>
          <text:p text:style-name="P82"/>
        </text:list-item>
        <text:list-item>
          <text:p text:style-name="P81">How is a deadlock prevented?</text:p>
          <text:p text:style-name="P82">Answer:</text:p>
          <text:p text:style-name="P82"/>
        </text:list-item>
        <text:list-item>
          <text:p text:style-name="P80">How is an operation on a chopstick guaranteed to be atomic? </text:p>
          <text:p text:style-name="P82"><text:soft-page-break/>Answer:</text:p>
          <text:p text:style-name="P82"/>
        </text:list-item>
        <text:list-item>
          <text:p text:style-name="P80">What is the signaling schema between processes? What information is written, when, <text:span text:style-name="T69">and </text:span>for who?</text:p>
          <text:p text:style-name="P82">Answer:</text:p>
          <text:p text:style-name="P82"/>
        </text:list-item>
        <text:list-item>
          <text:p text:style-name="P80">Is this a good solution? Why?</text:p>
          <text:p text:style-name="P82">Answer:</text:p>
        </text:list-item>
      </text:list>
      <text:p text:style-name="P54"/>
      <text:p text:style-name="P51"/>
      <text:p text:style-name="P74"><text:span text:style-name="T12">b. Run the code through valgrind. There seems to be a memory leak. Please fix it. Give a code snippet that </text:span><text:span text:style-name="T29">would</text:span><text:span text:style-name="T12"> fix the leak – </text:span><text:span text:style-name="T29">no need to compile and run the fix, just give me the code solution</text:span><text:span text:style-name="T12">. </text:span><text:span text:style-name="T30">(Follow the mantra: each malloc/calloc has to have a matching free). Copy and paste the code snippet that fixes the code’s memory leak.</text:span></text:p>
      <text:list xml:id="list190235114012266" text:continue-numbering="true" text:style-name="L3">
        <text:list-header>
          <text:p text:style-name="P70">Answer:</text:p>
          <text:p text:style-name="P82"/>
        </text:list-header>
      </text:list>
      <text:p text:style-name="P53"><text:span text:style-name="T67">Additional Practice:</text:span><text:span text:style-name="T69"> </text:span></text:p>
      <text:p text:style-name="P53"><text:span text:style-name="T77">A: </text:span><text:span text:style-name="T69">This is a non-graded part of the assignment. If you would like additional practice coding, getting truly deep understanding of the topic, or if you would like a career working on architecture/concurrency/HPC/large systems/clusters/super-computing..</text:span>. <text:span text:style-name="T55">You probably noticed that the header has all the nice OS primitives commented out (including sem.h). Swap out the semaphore primitives in the current implementation for the ones that come with the OS – preferably POSIX primitives. In other words makeSemaphore and all other methods associated with the semaphore manipulations should be swapped out for the OS semaphore primitives. Include your re-coded solution for this part in the archive that you submit on moodle.</text:span></text:p>
      <text:p text:style-name="P56">Save your file as Lab5Part<text:span text:style-name="T61">3</text:span>_<text:span text:style-name="T69">Extra</text:span>Solution<text:span text:style-name="T69">Awesomeness</text:span>.c</text:p>
      <text:p text:style-name="P57">B. Code up the solution for the race-condition for Part 1. <text:span text:style-name="T59">Save your file as Lab5Part</text:span>1<text:span text:style-name="T59">_</text:span><text:span text:style-name="T69">Extra</text:span><text:span text:style-name="T59">Solution</text:span><text:span text:style-name="T69">Awesomeness</text:span><text:span text:style-name="T59">.c</text:span></text:p>
      <text:p text:style-name="P51"/>
      <text:p text:style-name="P39"><text:span text:style-name="T4">Part </text:span><text:span text:style-name="T7">4</text:span><text:span text:style-name="T4"> (0 pts): </text:span><text:span text:style-name="T3">Additional information about his module:</text:span></text:p>
      <text:p text:style-name="P3"><text:span text:style-name="T3">Please </text:span><text:span text:style-name="T5">give me</text:span><text:span text:style-name="T3"> any feedback about this module. What worked, what would you change, what additional questions would you include?</text:span></text:p>
      <text:p text:style-name="P15"/>
      <text:p text:style-name="P4"><text:span text:style-name="T1">What to turn in on Moodle:</text:span><text:span text:style-name="T3"> </text:span></text:p>
      <text:p text:style-name="P19">* <text:span text:style-name="T47">A pdf of the above writeup and the source code solution for Parts 1 and 2 (and 3 if applicable). name these files: <text:s/>&lt;your user name&gt;_Lab5Part&lt;1,2,3&gt;_Solution.c <text:s/>Also include your test file for part1 named scores_protected.txt. Finally, please don’t forget to name your overall archive with &lt;your user name&gt;_lab5.zip</text:span></text:p>
      <text:p text:style-name="P18"/>
      <text:p text:style-name="P26"/>
      <text:p text:style-name="P9"/>
      <text:p text:style-name="P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tin </meta:initial-creator>
    <meta:creation-date>2020-01-13T10:16:36.324210973</meta:creation-date>
    <dc:date>2024-02-14T19:02:34.152445585</dc:date>
    <meta:editing-duration>P8DT53M2S</meta:editing-duration>
    <meta:editing-cycles>29</meta:editing-cycles>
    <meta:generator>LibreOffice/6.4.7.2$Linux_X86_64 LibreOffice_project/40$Build-2</meta:generator>
    <meta:printed-by>Martin </meta:printed-by>
    <meta:print-date>2020-02-18T08:01:31.388918986</meta:print-date>
    <meta:document-statistic meta:table-count="0" meta:image-count="0" meta:object-count="0" meta:page-count="8" meta:paragraph-count="282" meta:word-count="2264" meta:character-count="13846" meta:non-whitespace-character-count="11827"/>
  </office:meta>
</office:document-meta>
</file>